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Andale Mono" svg:font-family="'Andale Mono'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 Light" svg:font-family="'Ubuntu Light'" style:font-pitch="variable"/>
    <style:font-face style:name="WenQuanYi Micro Hei1" svg:font-family="'WenQuanYi Micro Hei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style:font-size-asian="12pt" style:font-size-complex="12pt"/>
    </style:style>
    <style:style style:name="P5" style:family="paragraph" style:parent-style-name="UrbanBody" style:list-style-name="L1"/>
    <style:style style:name="P6" style:family="paragraph" style:parent-style-name="UrbanBody">
      <style:text-properties fo:font-size="12pt" style:font-size-asian="12pt" style:font-size-complex="12pt"/>
    </style:style>
    <style:style style:name="P7" style:family="paragraph" style:parent-style-name="UrbanBody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UrbanTitle3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9" style:family="paragraph" style:parent-style-name="UrbanTitle3"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0cm" fo:margin-right="-0.002cm" fo:text-indent="0cm" style:auto-text-indent="false">
        <style:tab-stops>
          <style:tab-stop style:position="10.001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style:font-name="Times New Roman1" fo:font-size="12pt" style:font-size-asian="12pt" style:font-name-complex="Arial" style:font-size-complex="12pt"/>
    </style:style>
    <style:style style:name="T7" style:family="text">
      <style:text-properties style:font-name-complex="Arial"/>
    </style:style>
    <style:style style:name="T8" style:family="text">
      <style:text-properties style:use-window-font-color="true" style:font-name-complex="Arial"/>
    </style:style>
    <style:style style:name="T9" style:family="text">
      <style:text-properties fo:language="zxx" fo:country="none" style:language-asian="zxx" style:country-asian="none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style:font-size-asian="11pt" style:font-name-complex="Arial" style:font-size-complex="11pt"/>
    </style:style>
    <style:style style:name="T12" style:family="text">
      <style:text-properties style:font-name="Book Antiqua" fo:font-size="11pt" style:font-size-asian="11pt" style:font-size-complex="11pt"/>
    </style:style>
    <style:style style:name="T13" style:family="text">
      <style:text-properties style:font-name="Book Antiqua" fo:font-size="11pt" style:font-size-asian="11pt" style:font-name-complex="Arial" style:font-size-complex="11pt"/>
    </style:style>
    <style:style style:name="T14" style:family="text">
      <style:text-properties fo:color="#646464" style:font-name="Arial" style:font-name-complex="Arial"/>
    </style:style>
    <style:style style:name="T15" style:family="text">
      <style:text-properties fo:color="#646464" style:font-name-complex="Arial"/>
    </style:style>
    <style:style style:name="T16" style:family="text">
      <style:text-properties fo:font-size="12pt" style:font-size-asian="12pt" style:font-name-complex="Arial" style:font-size-complex="12pt"/>
    </style:style>
    <style:style style:name="T1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1"><text:span text:style-name="T17">do text</text:span></text:p><text:p text:style-name="P11"><text:span text:style-name="T1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2" draw:name="Cadre1" text:anchor-type="paragraph" svg:x="7.909cm" svg:y="0.379cm" svg:width="8.849cm" svg:height="3.339cm" draw:z-index="1"><draw:text-box><text:p text:style-name="P8"><text:span text:style-name="T9">A</text:span><text:span text:style-name="T9">u Gouvernement de la REGION WALLONNE,</text:span></text:p><text:p text:style-name="P8">Le Ministre de l’Aménagement du Territoire<text:span text:style-name="T9"> c/o Madame la Directrice Générale </text:span>.G.A.T.L.P.</text:p><text:p text:style-name="P8"/><text:p text:style-name="P8">Rue des Brigades d’Irlande, 1 </text:p><text:p text:style-name="P8"><text:span text:style-name="T3">5100 Jambes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de la ville au GW contre décision du FD</text:p>
      <text:p text:style-name="UrbanTitle"/>
      <text:p text:style-name="UrbanBody"/>
      <text:p text:style-name="UrbanBody"><text:span text:style-name="T5"><office:annotation><dc:creator>Gauthier Bastien</dc:creator><dc:date>2011-01-13T14:56:41</dc:date><text:p text:style-name="P11"><text:span text:style-name="T17">do text</text:span></text:p><text:p text:style-name="P11"><text:span text:style-name="T17">from document(at=reference, format='odt')</text:span></text:p></office:annotation></text:span>Import depuis reference.odt</text:p>
      <text:p text:style-name="UrbanBody"/>
      <text:p text:style-name="UrbanBody"/>
      <text:p text:style-name="UrbanBody">Monsieur le Ministre,</text:p>
      <text:p text:style-name="UrbanBody">Madame la Directrice,</text:p>
      <text:p text:style-name="UrbanBody"/>
      <text:p text:style-name="P9">Concerne :</text:p>
      <text:p text:style-name="UrbanBody"><office:annotation><dc:creator>Gauthier Bastien</dc:creator><dc:date>2011-02-16T16:12:24</dc:date><text:p text:style-name="P11"><text:span text:style-name="T1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P10"><text:span text:style-name="T12"/></text:p>
      <text:p text:style-name="P6">Nous vous informons que le Collège Communal, réuni en sa séance de ce [DATE], a décidé d’introduire un recours auprès du Gouvernement Wallon sur base de l’article 127§6 du CWATUPE contre la décision du fonctionnaire délégué du <text:text-input text:description="Champs Permis de bâtir-Date du dernier rapport de collège">tool.formatDate(self.getLastWalloonRegionOpinionRequest().getEventDate())</text:text-input> octroyant à <text:text-input text:description="Demandeurs">self.getApplicantsSignaletic()</text:text-input> un permis d’urbanisme ayant pour objet <text:text-input text:description="Objet des travaux">self.getLicenceSubject()</text:text-input> pour un bien sis <text:text-input text:description="Situation des travaux">self.getWorkLocationSignaletic()</text:text-input><text:span text:style-name="T7">.</text:span></text:p>
      <text:p text:style-name="P6"/>
      <text:p text:style-name="P9">I.Recevabilité</text:p>
      <text:p text:style-name="P6"/>
      <text:p text:style-name="P7">a) Ratione Temporis</text:p>
      <text:p text:style-name="P6"/>
      <text:p text:style-name="P6">La décision incriminée a été réceptionnée au secrétariat communal le <text:text-input text:description="Champs Permis de bâtir-Date du dernier rapport de collège">tool.formatDate(self.getLastWalloonRegionOpinionRequest().getReceiptDate())</text:text-input></text:p>
      <text:p text:style-name="P6">Le premier jour du délai est donc le <text:span text:style-name="T15"><text:s/></text:span><text:span text:style-name="T8"><text:text-input text:description="Champs Permis de bâtir-Date du dernier rapport de collège">tool.formatDate(self.getLastWalloonRegionOpinionRequest().getReceiptDate())</text:text-input></text:span><text:span text:style-name="T8"> </text:span>et le dernier jour est le <text:span text:style-name="T8"><text:text-input text:description="Champs Permis de bâtir-Date du dernier rapport de collège">tool.formatDate(self.getLastWalloonRegionOpinionRequest().getReceiptDate() + 30 )</text:text-input></text:span><text:span text:style-name="T15">.</text:span></text:p>
      <text:p text:style-name="P6"/>
      <text:p text:style-name="P6">Le présent recours déposé à la poste le <text:text-input text:description="Champs généraux-Commune">tool.formatDate(urbanEventObj.getTransmitDate())</text:text-input><text:span text:style-name="T15"> e</text:span>st donc recevable.</text:p>
      <text:p text:style-name="P6"/>
      <text:p text:style-name="P7">b) Intérêt</text:p>
      <text:p text:style-name="P6"/>
      <text:p text:style-name="P6"><text:soft-page-break/>La Ville de Mons représentée par son Collège Communal a intérêt au présent recours puisqu’en date du [DATE]<text:span text:style-name="T15"> </text:span>cette assemblée avait décidé de transmettre la demande au fonctionnaire délégué avec avis défavorable.</text:p>
      <text:p text:style-name="P6"/>
      <text:p text:style-name="P6">La commune introduit donc le présent recours pour défendre sa politique urbanistique et la conception qu’elle se fait du bon aménagement des lieux.</text:p>
      <text:p text:style-name="P6"/>
      <text:p text:style-name="P6"/>
      <text:p text:style-name="P6"/>
      <text:p text:style-name="P9">II.Moyens</text:p>
      <text:p text:style-name="P6"/>
      <text:p text:style-name="P6">Pour ces motifs, nous vous demandons de déclarer ce recours recevable et fondé et de refuser dès lors le permis.</text:p>
      <text:p text:style-name="P6"/>
      <text:p text:style-name="P6"/>
      <text:p text:style-name="P6"><text:span text:style-name="T7">Nous vous prions de croire, Monsieur le Ministre de l’Aménagement du Territoire, Madame la Directrice Générale, à l’expression de notre considération distinguée.</text:span></text:p>
      <text:p text:style-name="UrbanBody"/>
      <text:p text:style-name="UrbanBody"><office:annotation><dc:creator>Gauthier Bastien</dc:creator><dc:date>2011-01-13T14:56:41</dc:date><text:p text:style-name="P11"><text:span text:style-name="T17">do text</text:span></text:p><text:p text:style-name="P11"><text:span text:style-name="T1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Andale Mono" svg:font-family="'Andale Mono'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 Light" svg:font-family="'Ubuntu Light'" style:font-pitch="variable"/>
    <style:font-face style:name="WenQuanYi Micro Hei1" svg:font-family="'WenQuanYi Micro Hei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07-27T10:37:25</meta:creation-date>
    <dc:date>2012-01-20T15:17:56</dc:date>
    <dc:language>fr-FR</dc:language>
    <meta:editing-cycles>147</meta:editing-cycles>
    <meta:editing-duration>P2DT8H15M1S</meta:editing-duration>
    <dc:creator>sde </dc:creator>
    <meta:document-statistic meta:table-count="0" meta:image-count="0" meta:object-count="0" meta:page-count="2" meta:paragraph-count="30" meta:word-count="274" meta:character-count="2229" meta:non-whitespace-character-count="1988"/>
    <meta:user-defined meta:name="Info 1"/>
    <meta:user-defined meta:name="Info 2"/>
    <meta:user-defined meta:name="Info 3"/>
    <meta:user-defined meta:name="Info 4"/>
  </office:meta>
</office:document-meta>
</file>